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ff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Century Schoolbook L'" style:font-family-generic="roman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/>
    </style:style>
    <style:style style:name="T1" style:family="text">
      <style:text-properties fo:color="#ffffff" fo:font-family="'Century Schoolbook L'" style:font-family-generic="roman" style:font-pitch="variable"/>
    </style:style>
    <style:style style:name="T2" style:family="text">
      <style:text-properties fo:color="#ffffff"/>
    </style:style>
    <style:style style:name="T3" style:family="text">
      <style:text-properties fo:color="#ffffff" style:text-underline-style="solid" style:text-underline-width="auto" style:text-underline-color="font-color"/>
    </style:style>
    <style:style style:name="T4" style:family="text">
      <style:text-properties fo:color="#ffffff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6.24cm" svg:y1="16.875cm" svg:x2="4.492cm" svg:y2="9.255cm" draw:end-shape="id1" draw:end-glue-point="0" svg:d="m16240 16875v-8121h-11748v501">
          <text:p/>
        </draw:connector>
        <draw:custom-shape draw:style-name="gr2" draw:text-style-name="P1" xml:id="id1" draw:id="id1" draw:layer="layout" svg:width="5.715cm" svg:height="2.54cm" svg:x="1.635cm" svg:y="9.255cm">
          <text:p text:style-name="P1">Simone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715cm" svg:height="2.54cm" svg:x="4.175cm" svg:y="12.43cm">
          <text:p text:style-name="P1">Elisha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5" draw:id="id5" draw:layer="layout" svg:x1="13.7cm" svg:y1="14.97cm" svg:x2="9.89cm" svg:y2="13.7cm" draw:end-shape="id2" svg:d="m13700 14970h-1654v-1270h-2156">
          <text:p/>
        </draw:connector>
        <draw:custom-shape draw:style-name="gr2" draw:text-style-name="P1" xml:id="id4" draw:id="id4" draw:layer="layout" svg:width="5.715cm" svg:height="3.175cm" svg:x="2.905cm" svg:y="2.27cm">
          <text:p text:style-name="P1">Graduation Party</text:p>
          <text:p text:style-name="P1">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605cm" svg:y1="23.225cm" svg:x2="8.62cm" svg:y2="3.857cm" draw:start-shape="id3" draw:start-glue-point="7" draw:end-shape="id4" svg:d="m15605 23225h501v-19368h-7486">
          <text:p/>
        </draw:connector>
        <draw:custom-shape draw:style-name="gr2" draw:text-style-name="P1" xml:id="id3" draw:id="id3" draw:layer="layout" svg:width="4.445cm" svg:height="3.81cm" svg:x="11.16cm" svg:y="21.32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6.24cm" svg:y1="16.875cm" svg:x2="15.605cm" svg:y2="23.225cm" draw:end-shape="id3" svg:d="m16240 16875h-67v6350h-568">
          <text:p/>
        </draw:connector>
        <draw:connector draw:style-name="gr1" draw:text-style-name="P1" draw:layer="layout" svg:x1="13.7cm" svg:y1="14.97cm" svg:x2="13.382cm" svg:y2="21.32cm" draw:start-shape="id5" draw:start-glue-point="2" draw:end-shape="id3" svg:d="m13700 14970v3175h-318v3175">
          <text:p/>
        </draw:connector>
        <draw:custom-shape draw:style-name="gr4" draw:text-style-name="P1" xml:id="id9" draw:id="id9" draw:layer="layout" svg:width="5.715cm" svg:height="2.54cm" svg:x="2.905cm" svg:y="22.59cm">
          <text:p text:style-name="P1">Little Simone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6.35cm" svg:height="2.54cm" svg:x="2.905cm" svg:y="17.51cm">
          <text:p text:style-name="P1">Song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81cm" svg:height="3.175cm" svg:x="10.525cm" svg:y="5.445cm">
          <text:p text:style-name="P1">Simone B-Day</text:p>
          <text:p text:style-name="P1">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5.08cm" svg:height="2.54cm" svg:x="2.905cm" svg:y="6.08cm">
          <text:p text:style-name="P1">90210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2.43cm" svg:y1="8.62cm" svg:x2="13.382cm" svg:y2="21.32cm" draw:start-shape="id6" draw:end-shape="id3" svg:d="m12430 8620v6350h952v6350">
          <text:p/>
        </draw:connector>
        <draw:connector draw:style-name="gr1" draw:text-style-name="P1" draw:layer="layout" svg:x1="7.985cm" svg:y1="7.35cm" svg:x2="11.16cm" svg:y2="23.225cm" draw:start-shape="id7" draw:start-glue-point="1" draw:end-shape="id3" draw:end-glue-point="5" svg:d="m7985 7350h1588v15875h1587">
          <text:p/>
        </draw:connector>
        <draw:connector draw:style-name="gr1" draw:text-style-name="P1" draw:layer="layout" svg:x1="9.255cm" svg:y1="18.78cm" svg:x2="11.16cm" svg:y2="23.225cm" draw:start-shape="id8" draw:start-glue-point="1" draw:end-shape="id3" svg:d="m9255 18780h953v4445h952">
          <text:p/>
        </draw:connector>
        <draw:connector draw:style-name="gr1" draw:text-style-name="P1" draw:layer="layout" svg:x1="8.62cm" svg:y1="23.86cm" svg:x2="11.16cm" svg:y2="23.225cm" draw:start-shape="id9" draw:start-glue-point="1" draw:end-shape="id3" svg:d="m8620 23860h1270v-635h1270">
          <text:p/>
        </draw:connector>
      </draw:page>
      <draw:page draw:name="page2" draw:style-name="dp1" draw:master-page-name="Default">
        <draw:custom-shape draw:style-name="gr5" draw:text-style-name="P1" draw:layer="layout" svg:width="18.415cm" svg:height="6.3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145cm" svg:height="3.81cm" svg:x="2.27cm" svg:y="2.905cm">
          <text:p text:style-name="P1"><text:span text:style-name="T1">Our Life as WE KNOW it!!!!!!!!!!!!!!!!!!!!!!!!!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1.27cm" svg:x="1.635cm" svg:y="8.62cm">
          <text:p text:style-name="P1">ME!!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175cm" svg:height="1.27cm" svg:x="5.445cm" svg:y="8.62cm">
          <text:p text:style-name="P1">ELIS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175cm" svg:height="1.27cm" svg:x="9.255cm" svg:y="8.62cm">
          <text:p text:style-name="P1">Sim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175cm" svg:height="1.27cm" svg:x="13.065cm" svg:y="8.62cm">
          <text:p text:style-name="P1">Vick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175cm" svg:height="1.27cm" svg:x="16.875cm" svg:y="8.62cm">
          <text:p text:style-name="P1">Am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9.59cm" svg:height="15.875cm" svg:x="1cm" svg:y="10.525cm">
          <text:p text:style-name="P3"><text:span text:style-name="T2">Welcome to my first </text:span><text:span text:style-name="T3">WEB,</text:span><text:span text:style-name="T4"> I have 5 friends to talk about my </text:span></text:p>
          <text:p text:style-name="P3"><text:span text:style-name="T4">Rumours and sometimes they talk about Gaylord A.K.A. Kieron and</text:span></text:p>
          <text:p text:style-name="P3"><text:span text:style-name="T4">They love Supernatural, Pretty Little Liars, Glee and they like to </text:span></text:p>
          <text:p text:style-name="P3"><text:span text:style-name="T4">Talk about Salmon... Those are Simone and Elisha P.S they love </text:span></text:p>
          <text:p text:style-name="P3"><text:span text:style-name="T4">Dean in Supernatural like crazy</text:span></text:p>
          <text:p text:style-name="P3"><text:span text:style-name="T4"/></text:p>
          <text:p text:style-name="P3"><text:span text:style-name="T4">Amy Calafiura bcareful it is not Calafornia it's Calafiura! She is very</text:span></text:p>
          <text:p text:style-name="P3"><text:span text:style-name="T4">Nice and treat her friend very nice such as Vicki both of them r nice</text:span></text:p>
          <text:p text:style-name="P3"><text:span text:style-name="T4">And they love following Elisha...</text:span></text:p>
          <text:p text:style-name="P3"><text:span text:style-name="T4"/></text:p>
          <text:p text:style-name="P3"><text:span text:style-name="T4">Wanna know some more about My friends click on their names!</text:span></text:p>
          <text:p text:style-name="P3"><text:span text:style-name="T4">And u can click on ME it's all about me!!!!!!!!</text:span></text:p>
          <text:p text:style-name="P3"><text:span text:style-name="T4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2T11:06:09</meta:creation-date>
    <dc:date>2012-06-14T11:48:39</dc:date>
    <dc:creator>student </dc:creator>
    <meta:editing-duration>PT3H15M57S</meta:editing-duration>
    <meta:editing-cycles>12</meta:editing-cycles>
    <meta:generator>LibreOffice/3.3$Linux LibreOffice_project/330m19$Build-202</meta:generator>
    <meta:document-statistic meta:object-count="25"/>
  </office:meta>
</office:document-meta>
</file>